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8cm" draw:marker-start-width="0.227cm" draw:marker-end-width="0.227cm" draw:fill="solid" draw:fill-color="#ffffff"/>
    </style:style>
    <style:style style:name="gr2" style:family="graphic" style:parent-style-name="standard">
      <style:graphic-properties draw:stroke="none" svg:stroke-width="0.018cm" draw:marker-start-width="0.227cm" draw:marker-end-width="0.227cm" draw:fill="solid" draw:fill-color="#b2b2b2"/>
    </style:style>
    <style:style style:name="gr3" style:family="graphic" style:parent-style-name="standard">
      <style:graphic-properties draw:stroke="none" svg:stroke-width="0.018cm" draw:marker-start-width="0.227cm" draw:marker-end-width="0.227cm" draw:fill="solid" draw:fill-color="#4a98c9"/>
    </style:style>
    <style:style style:name="gr4" style:family="graphic" style:parent-style-name="standard">
      <style:graphic-properties draw:stroke="none" svg:stroke-width="0.018cm" draw:marker-start-width="0.227cm" draw:marker-end-width="0.227cm" draw:fill="solid" draw:fill-color="#808080"/>
    </style:style>
    <style:style style:name="gr5" style:family="graphic" style:parent-style-name="standard">
      <style:graphic-properties draw:stroke="none" svg:stroke-width="0.018cm" draw:marker-start-width="0.227cm" draw:marker-end-width="0.227cm" draw:fill="solid" draw:fill-color="#999999"/>
    </style:style>
    <style:style style:name="gr6" style:family="graphic" style:parent-style-name="standard">
      <style:graphic-properties draw:stroke="dash" draw:stroke-dash="stroke-dash18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7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8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43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54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54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227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18cm" svg:stroke-color="#000000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98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077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1.53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535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55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1.53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0.47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459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53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00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2.119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2.11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02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365cm" fo:padding-top="0cm" fo:padding-bottom="0cm" fo:padding-left="0cm" fo:padding-right="0cm"/>
    </style:style>
    <style:style style:name="gr28" style:family="graphic" style:parent-style-name="standard">
      <style:graphic-properties draw:stroke="none" svg:stroke-width="0.018cm" draw:marker-start-width="0.227cm" draw:marker-end-width="0.227cm" draw:fill="solid" draw:fill-color="#333333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.298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.404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318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07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58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27cm" fo:min-width="1.463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.185cm" fo:padding-top="0cm" fo:padding-bottom="0cm" fo:padding-left="0cm" fo:padding-right="0cm"/>
    </style:style>
    <style:style style:name="gr36" style:family="graphic" style:parent-style-name="standard">
      <style:graphic-properties draw:stroke="none" svg:stroke-color="#000000" draw:fill="none" draw:fill-color="#ffffff" fo:min-height="0.314cm"/>
    </style:style>
    <style:style style:name="P1" style:family="paragraph">
      <loext:graphic-properties draw:fill="solid" draw:fill-color="#ffffff"/>
      <style:text-properties style:font-name="Liberation Serif" fo:font-size="6pt"/>
    </style:style>
    <style:style style:name="P2" style:family="paragraph">
      <loext:graphic-properties draw:fill="solid" draw:fill-color="#b2b2b2"/>
      <style:text-properties style:font-name="Liberation Serif" fo:font-size="6pt"/>
    </style:style>
    <style:style style:name="P3" style:family="paragraph">
      <loext:graphic-properties draw:fill="solid" draw:fill-color="#4a98c9"/>
      <style:text-properties style:font-name="Liberation Serif" fo:font-size="6pt"/>
    </style:style>
    <style:style style:name="P4" style:family="paragraph">
      <loext:graphic-properties draw:fill="solid" draw:fill-color="#808080"/>
      <style:text-properties style:font-name="Liberation Serif" fo:font-size="6pt"/>
    </style:style>
    <style:style style:name="P5" style:family="paragraph">
      <loext:graphic-properties draw:fill="solid" draw:fill-color="#999999"/>
      <style:text-properties style:font-name="Liberation Serif" fo:font-size="6pt"/>
    </style:style>
    <style:style style:name="P6" style:family="paragraph">
      <loext:graphic-properties draw:fill="none"/>
      <style:text-properties style:font-name="Liberation Serif" fo:font-size="6pt"/>
    </style:style>
    <style:style style:name="P7" style:family="paragraph">
      <loext:graphic-properties draw:fill="solid" draw:fill-color="#000000"/>
      <style:text-properties style:font-name="Liberation Serif" fo:font-size="6pt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paragraph-properties fo:text-align="start" style:writing-mode="lr-tb"/>
      <style:text-properties style:font-name="Liberation Serif" fo:font-size="6pt" style:font-size-asian="5pt" style:font-size-complex="5pt"/>
    </style:style>
    <style:style style:name="P10" style:family="paragraph">
      <loext:graphic-properties draw:fill="none"/>
      <style:paragraph-properties fo:text-align="start" style:writing-mode="lr-tb"/>
      <style:text-properties style:font-name="Liberation Serif" fo:font-size="6pt" fo:font-weight="bold" style:font-size-asian="5pt" style:font-weight-asian="bold" style:font-size-complex="5pt" style:font-weight-complex="bold"/>
    </style:style>
    <style:style style:name="P11" style:family="paragraph">
      <loext:graphic-properties draw:fill="solid" draw:fill-color="#333333"/>
      <style:text-properties style:font-name="Liberation Serif" fo:font-size="6pt"/>
    </style:style>
    <style:style style:name="P12" style:family="paragraph">
      <style:paragraph-properties fo:text-align="start" style:writing-mode="lr-tb"/>
      <style:text-properties fo:font-size="8pt" fo:font-style="normal" fo:text-shadow="none" fo:font-weight="normal" style:font-size-asian="8pt" style:font-style-asian="normal" style:font-weight-asian="normal" style:font-size-complex="8pt" style:font-style-complex="normal" style:font-weight-complex="normal"/>
    </style:style>
    <style:style style:name="P13" style:family="paragraph">
      <loext:graphic-properties draw:fill="none"/>
      <style:paragraph-properties fo:text-align="start" style:writing-mode="lr-tb"/>
      <style:text-properties style:font-name="Liberation Serif" fo:font-size="8pt" fo:font-style="normal" fo:text-shadow="none" fo:font-weight="normal" style:font-size-asian="8pt" style:font-style-asian="normal" style:font-weight-asian="normal" style:font-size-complex="8pt" style:font-style-complex="normal" style:font-weight-complex="normal"/>
    </style:style>
    <style:style style:name="P14" style:family="paragraph">
      <loext:graphic-properties draw:fill="none"/>
      <style:paragraph-properties fo:text-align="start" style:writing-mode="lr-tb"/>
      <style:text-properties style:font-name="Liberation Serif" fo:font-size="8pt" fo:text-shadow="1pt 1pt" style:font-size-asian="6pt" style:font-size-complex="6pt"/>
    </style:style>
    <style:style style:name="P15" style:family="paragraph">
      <loext:graphic-properties draw:fill="none"/>
      <style:paragraph-properties fo:text-align="start" style:writing-mode="lr-tb"/>
      <style:text-properties style:font-name="Liberation Serif" fo:font-size="8pt" fo:font-weight="bold" style:font-size-asian="8pt" style:font-size-complex="8pt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none"/>
      <style:paragraph-properties fo:text-align="center" style:writing-mode="lr-tb"/>
      <style:text-properties style:font-name="Liberation Serif" fo:font-size="8pt" fo:text-shadow="1pt 1pt" style:font-size-asian="6pt" style:font-size-complex="6pt"/>
    </style:style>
    <style:style style:name="P18" style:family="paragraph">
      <style:text-properties style:font-name="Liberation Serif" fo:font-size="8pt" fo:text-shadow="none" style:font-size-asian="8pt" style:font-size-complex="8pt"/>
    </style:style>
    <style:style style:name="P19" style:family="paragraph">
      <loext:graphic-properties draw:fill="none" draw:fill-color="#ffffff"/>
      <style:text-properties style:font-name="Liberation Serif" fo:font-size="8pt" fo:text-shadow="none" style:font-size-asian="8pt" style:font-size-complex="8pt"/>
    </style:style>
    <style:style style:name="T1" style:family="text">
      <style:text-properties fo:color="#000000" style:font-name="Liberation Serif" fo:font-size="6pt" style:font-size-asian="5pt" style:font-name-complex="DejaVuSans1" style:font-size-complex="5pt"/>
    </style:style>
    <style:style style:name="T2" style:family="text">
      <style:text-properties fo:color="#000000" style:font-name="Liberation Serif" fo:font-size="6pt" fo:font-weight="bold" style:font-size-asian="5pt" style:font-weight-asian="bold" style:font-name-complex="DejaVuSans1" style:font-size-complex="5pt" style:font-weight-complex="bold"/>
    </style:style>
    <style:style style:name="T3" style:family="text">
      <style:text-properties fo:color="#000000" style:font-name="Liberation Serif" fo:text-shadow="none" style:font-name-complex="DejaVuSans1"/>
    </style:style>
    <style:style style:name="T4" style:family="text">
      <style:text-properties fo:color="#000000" style:font-name="Liberation Serif" fo:font-size="8pt" fo:text-shadow="1pt 1pt" style:font-size-asian="6pt" style:font-name-complex="DejaVuSans1" style:font-size-complex="6pt"/>
    </style:style>
    <style:style style:name="T5" style:family="text">
      <style:text-properties fo:color="#000000" style:font-name="Liberation Serif" fo:font-size="8pt" fo:font-weight="bold" style:font-size-asian="8pt" style:font-name-complex="DejaVuSans1" style:font-size-complex="8pt"/>
    </style:style>
    <style:style style:name="T6" style:family="text">
      <style:text-properties style:font-name="Liberation Serif" fo:font-size="8pt" fo:text-shadow="none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.935cm" svg:height="4.294cm" svg:x="2.193cm" svg:y="1.01cm" svg:viewBox="0 0 2936 4295" draw:points="0,4295 2936,4295 2936,0 0,0">
          <text:p/>
        </draw:polygon>
        <draw:polygon draw:style-name="gr2" draw:text-style-name="P2" draw:layer="layout" svg:width="2.935cm" svg:height="0.197cm" svg:x="2.193cm" svg:y="4.911cm" svg:viewBox="0 0 2936 198" draw:points="0,198 2936,198 2936,0 0,0">
          <text:p/>
        </draw:polygon>
        <draw:polygon draw:style-name="gr3" draw:text-style-name="P3" draw:layer="layout" svg:width="0cm" svg:height="0.196cm" svg:x="2.193cm" svg:y="4.664cm" svg:viewBox="0 0 0 197" draw:points="0,197 0,197 0,0 0,0">
          <text:p/>
        </draw:polygon>
        <draw:polygon draw:style-name="gr4" draw:text-style-name="P4" draw:layer="layout" svg:width="0.081cm" svg:height="0.197cm" svg:x="2.193cm" svg:y="4.417cm" svg:viewBox="0 0 82 198" draw:points="0,198 82,198 82,0 0,0">
          <text:p/>
        </draw:polygon>
        <draw:polygon draw:style-name="gr4" draw:text-style-name="P4" draw:layer="layout" svg:width="1.481cm" svg:height="0.197cm" svg:x="2.275cm" svg:y="4.17cm" svg:viewBox="0 0 1482 198" draw:points="0,198 1482,198 1482,0 0,0">
          <text:p/>
        </draw:polygon>
        <draw:polygon draw:style-name="gr5" draw:text-style-name="P5" draw:layer="layout" svg:width="0.002cm" svg:height="0.197cm" svg:x="3.757cm" svg:y="3.923cm" svg:viewBox="0 0 3 198" draw:points="0,198 3,198 3,0 0,0">
          <text:p/>
        </draw:polygon>
        <draw:polygon draw:style-name="gr4" draw:text-style-name="P4" draw:layer="layout" svg:width="0.71cm" svg:height="0.197cm" svg:x="3.76cm" svg:y="3.676cm" svg:viewBox="0 0 711 198" draw:points="0,198 711,198 711,0 0,0">
          <text:p/>
        </draw:polygon>
        <draw:polygon draw:style-name="gr2" draw:text-style-name="P2" draw:layer="layout" svg:width="0.001cm" svg:height="0.197cm" svg:x="4.471cm" svg:y="3.429cm" svg:viewBox="0 0 2 198" draw:points="0,198 2,198 2,0 0,0">
          <text:p/>
        </draw:polygon>
        <draw:polygon draw:style-name="gr2" draw:text-style-name="P2" draw:layer="layout" svg:width="0cm" svg:height="0.197cm" svg:x="4.473cm" svg:y="3.181cm" svg:viewBox="0 0 1 198" draw:points="0,198 1,198 1,0 0,0">
          <text:p/>
        </draw:polygon>
        <draw:polygon draw:style-name="gr2" draw:text-style-name="P2" draw:layer="layout" svg:width="0.001cm" svg:height="0.197cm" svg:x="4.474cm" svg:y="2.935cm" svg:viewBox="0 0 2 198" draw:points="0,198 2,198 2,0 0,0">
          <text:p/>
        </draw:polygon>
        <draw:polygon draw:style-name="gr4" draw:text-style-name="P4" draw:layer="layout" svg:width="0.648cm" svg:height="0.197cm" svg:x="4.476cm" svg:y="2.688cm" svg:viewBox="0 0 649 198" draw:points="0,198 649,198 649,0 0,0">
          <text:p/>
        </draw:polygon>
        <draw:polygon draw:style-name="gr2" draw:text-style-name="P2" draw:layer="layout" svg:width="0cm" svg:height="0.197cm" svg:x="5.124cm" svg:y="2.44cm" svg:viewBox="0 0 1 198" draw:points="0,198 1,198 1,0 0,0">
          <text:p/>
        </draw:polygon>
        <draw:polygon draw:style-name="gr2" draw:text-style-name="P2" draw:layer="layout" svg:width="0cm" svg:height="0.196cm" svg:x="5.125cm" svg:y="2.194cm" svg:viewBox="0 0 0 197" draw:points="0,197 0,0">
          <text:p/>
        </draw:polygon>
        <draw:polygon draw:style-name="gr2" draw:text-style-name="P2" draw:layer="layout" svg:width="0.003cm" svg:height="0.197cm" svg:x="5.125cm" svg:y="1.946cm" svg:viewBox="0 0 4 198" draw:points="0,198 4,198 4,0 0,0">
          <text:p/>
        </draw:polygon>
        <draw:polygon draw:style-name="gr2" draw:text-style-name="P2" draw:layer="layout" svg:width="0cm" svg:height="0.197cm" svg:x="5.129cm" svg:y="1.699cm" svg:viewBox="0 0 0 198" draw:points="0,198 0,0">
          <text:p/>
        </draw:polygon>
        <draw:polygon draw:style-name="gr5" draw:text-style-name="P5" draw:layer="layout" svg:width="0cm" svg:height="0.196cm" svg:x="5.129cm" svg:y="1.453cm" svg:viewBox="0 0 0 197" draw:points="0,197 0,197 0,0 0,0">
          <text:p/>
        </draw:polygon>
        <draw:polygon draw:style-name="gr5" draw:text-style-name="P5" draw:layer="layout" svg:width="0cm" svg:height="0.197cm" svg:x="5.129cm" svg:y="1.205cm" svg:viewBox="0 0 0 198" draw:points="0,198 0,0">
          <text:p/>
        </draw:polygon>
        <draw:line draw:style-name="gr6" draw:text-style-name="P6" draw:layer="layout" svg:x1="2.778cm" svg:y1="5.304cm" svg:x2="2.778cm" svg:y2="1.01cm">
          <text:p/>
        </draw:line>
        <draw:polygon draw:style-name="gr7" draw:text-style-name="P7" draw:layer="layout" svg:width="0cm" svg:height="0.065cm" svg:x="2.778cm" svg:y="5.304cm" svg:viewBox="0 0 0 66" draw:points="0,0 0,66">
          <text:p/>
        </draw:polygon>
        <draw:line draw:style-name="gr8" draw:text-style-name="P6" draw:layer="layout" svg:x1="2.778cm" svg:y1="5.304cm" svg:x2="2.778cm" svg:y2="5.37cm">
          <text:p/>
        </draw:line>
        <draw:line draw:style-name="gr6" draw:text-style-name="P6" draw:layer="layout" svg:x1="3.363cm" svg:y1="5.304cm" svg:x2="3.363cm" svg:y2="1.01cm">
          <text:p/>
        </draw:line>
        <draw:polygon draw:style-name="gr7" draw:text-style-name="P7" draw:layer="layout" svg:width="0cm" svg:height="0.065cm" svg:x="3.363cm" svg:y="5.304cm" svg:viewBox="0 0 0 66" draw:points="0,0 0,66">
          <text:p/>
        </draw:polygon>
        <draw:line draw:style-name="gr8" draw:text-style-name="P6" draw:layer="layout" svg:x1="3.363cm" svg:y1="5.304cm" svg:x2="3.363cm" svg:y2="5.37cm">
          <text:p/>
        </draw:line>
        <draw:frame draw:style-name="gr9" draw:text-style-name="P9" draw:layer="layout" svg:width="0.436cm" svg:height="0.256cm" svg:x="2.658cm" svg:y="5.422cm">
          <draw:text-box>
            <text:p text:style-name="P8"><text:span text:style-name="T1">5</text:span></text:p>
          </draw:text-box>
        </draw:frame>
        <draw:line draw:style-name="gr6" draw:text-style-name="P6" draw:layer="layout" svg:x1="3.948cm" svg:y1="5.304cm" svg:x2="3.948cm" svg:y2="1.01cm">
          <text:p/>
        </draw:line>
        <draw:polygon draw:style-name="gr7" draw:text-style-name="P7" draw:layer="layout" svg:width="0cm" svg:height="0.065cm" svg:x="3.948cm" svg:y="5.304cm" svg:viewBox="0 0 0 66" draw:points="0,0 0,66">
          <text:p/>
        </draw:polygon>
        <draw:line draw:style-name="gr8" draw:text-style-name="P6" draw:layer="layout" svg:x1="3.948cm" svg:y1="5.304cm" svg:x2="3.948cm" svg:y2="5.37cm">
          <text:p/>
        </draw:line>
        <draw:frame draw:style-name="gr10" draw:text-style-name="P9" draw:layer="layout" svg:width="0.545cm" svg:height="0.256cm" svg:x="3.239cm" svg:y="5.422cm">
          <draw:text-box>
            <text:p text:style-name="P8"><text:span text:style-name="T1">10</text:span></text:p>
          </draw:text-box>
        </draw:frame>
        <draw:line draw:style-name="gr6" draw:text-style-name="P6" draw:layer="layout" svg:x1="4.533cm" svg:y1="5.304cm" svg:x2="4.533cm" svg:y2="1.01cm">
          <text:p/>
        </draw:line>
        <draw:polygon draw:style-name="gr7" draw:text-style-name="P7" draw:layer="layout" svg:width="0cm" svg:height="0.065cm" svg:x="4.533cm" svg:y="5.304cm" svg:viewBox="0 0 0 66" draw:points="0,0 0,66">
          <text:p/>
        </draw:polygon>
        <draw:line draw:style-name="gr8" draw:text-style-name="P6" draw:layer="layout" svg:x1="4.533cm" svg:y1="5.304cm" svg:x2="4.533cm" svg:y2="5.37cm">
          <text:p/>
        </draw:line>
        <draw:frame draw:style-name="gr11" draw:text-style-name="P9" draw:layer="layout" svg:width="0.546cm" svg:height="0.256cm" svg:x="3.823cm" svg:y="5.422cm">
          <draw:text-box>
            <text:p text:style-name="P8"><text:span text:style-name="T1">15</text:span></text:p>
          </draw:text-box>
        </draw:frame>
        <draw:line draw:style-name="gr6" draw:text-style-name="P6" draw:layer="layout" svg:x1="5.118cm" svg:y1="5.304cm" svg:x2="5.118cm" svg:y2="1.01cm">
          <text:p/>
        </draw:line>
        <draw:polygon draw:style-name="gr7" draw:text-style-name="P7" draw:layer="layout" svg:width="0cm" svg:height="0.065cm" svg:x="5.118cm" svg:y="5.304cm" svg:viewBox="0 0 0 66" draw:points="0,0 0,66">
          <text:p/>
        </draw:polygon>
        <draw:line draw:style-name="gr8" draw:text-style-name="P6" draw:layer="layout" svg:x1="5.118cm" svg:y1="5.304cm" svg:x2="5.118cm" svg:y2="5.37cm">
          <text:p/>
        </draw:line>
        <draw:frame draw:style-name="gr11" draw:text-style-name="P9" draw:layer="layout" svg:width="0.546cm" svg:height="0.256cm" svg:x="4.408cm" svg:y="5.422cm">
          <draw:text-box>
            <text:p text:style-name="P8"><text:span text:style-name="T1">20</text:span></text:p>
          </draw:text-box>
        </draw:frame>
        <draw:frame draw:style-name="gr12" draw:text-style-name="P9" draw:layer="layout" svg:width="0.227cm" svg:height="0.256cm" svg:x="4.98cm" svg:y="5.421cm">
          <draw:text-box>
            <text:p text:style-name="P8"><text:span text:style-name="T1">25</text:span></text:p>
          </draw:text-box>
        </draw:frame>
        <draw:line draw:style-name="gr6" draw:text-style-name="P6" draw:layer="layout" svg:x1="2.193cm" svg:y1="5.01cm" svg:x2="5.129cm" svg:y2="5.01cm">
          <text:p/>
        </draw:line>
        <draw:polygon draw:style-name="gr7" draw:text-style-name="P7" draw:layer="layout" svg:width="0.01cm" svg:height="0cm" svg:x="2.182cm" svg:y="5.01cm" svg:viewBox="0 0 11 0" draw:points="11,0 0,0">
          <text:p/>
        </draw:polygon>
        <draw:line draw:style-name="gr8" draw:text-style-name="P6" draw:layer="layout" svg:x1="2.193cm" svg:y1="5.01cm" svg:x2="2.182cm" svg:y2="5.01cm">
          <text:p/>
        </draw:line>
        <draw:line draw:style-name="gr6" draw:text-style-name="P6" draw:layer="layout" svg:x1="2.193cm" svg:y1="4.763cm" svg:x2="5.129cm" svg:y2="4.763cm">
          <text:p/>
        </draw:line>
        <draw:polygon draw:style-name="gr7" draw:text-style-name="P7" draw:layer="layout" svg:width="0.01cm" svg:height="0cm" svg:x="2.182cm" svg:y="4.763cm" svg:viewBox="0 0 11 0" draw:points="11,0 0,0">
          <text:p/>
        </draw:polygon>
        <draw:line draw:style-name="gr8" draw:text-style-name="P6" draw:layer="layout" svg:x1="2.193cm" svg:y1="4.763cm" svg:x2="2.182cm" svg:y2="4.763cm">
          <text:p/>
        </draw:line>
        <draw:line draw:style-name="gr6" draw:text-style-name="P6" draw:layer="layout" svg:x1="2.193cm" svg:y1="4.516cm" svg:x2="5.129cm" svg:y2="4.516cm">
          <text:p/>
        </draw:line>
        <draw:polygon draw:style-name="gr7" draw:text-style-name="P7" draw:layer="layout" svg:width="0.01cm" svg:height="0cm" svg:x="2.182cm" svg:y="4.516cm" svg:viewBox="0 0 11 0" draw:points="11,0 0,0">
          <text:p/>
        </draw:polygon>
        <draw:line draw:style-name="gr8" draw:text-style-name="P6" draw:layer="layout" svg:x1="2.193cm" svg:y1="4.516cm" svg:x2="2.182cm" svg:y2="4.516cm">
          <text:p/>
        </draw:line>
        <draw:line draw:style-name="gr6" draw:text-style-name="P6" draw:layer="layout" svg:x1="2.193cm" svg:y1="4.269cm" svg:x2="5.129cm" svg:y2="4.269cm">
          <text:p/>
        </draw:line>
        <draw:polygon draw:style-name="gr7" draw:text-style-name="P7" draw:layer="layout" svg:width="0.01cm" svg:height="0cm" svg:x="2.182cm" svg:y="4.269cm" svg:viewBox="0 0 11 0" draw:points="11,0 0,0">
          <text:p/>
        </draw:polygon>
        <draw:line draw:style-name="gr8" draw:text-style-name="P6" draw:layer="layout" svg:x1="2.193cm" svg:y1="4.269cm" svg:x2="2.182cm" svg:y2="4.269cm">
          <text:p/>
        </draw:line>
        <draw:line draw:style-name="gr6" draw:text-style-name="P6" draw:layer="layout" svg:x1="2.193cm" svg:y1="4.021cm" svg:x2="5.129cm" svg:y2="4.021cm">
          <text:p/>
        </draw:line>
        <draw:polygon draw:style-name="gr7" draw:text-style-name="P7" draw:layer="layout" svg:width="0.01cm" svg:height="0cm" svg:x="2.182cm" svg:y="4.021cm" svg:viewBox="0 0 11 0" draw:points="11,0 0,0">
          <text:p/>
        </draw:polygon>
        <draw:line draw:style-name="gr8" draw:text-style-name="P6" draw:layer="layout" svg:x1="2.193cm" svg:y1="4.021cm" svg:x2="2.182cm" svg:y2="4.021cm">
          <text:p/>
        </draw:line>
        <draw:line draw:style-name="gr6" draw:text-style-name="P6" draw:layer="layout" svg:x1="2.193cm" svg:y1="3.775cm" svg:x2="5.129cm" svg:y2="3.775cm">
          <text:p/>
        </draw:line>
        <draw:polygon draw:style-name="gr7" draw:text-style-name="P7" draw:layer="layout" svg:width="0.01cm" svg:height="0cm" svg:x="2.182cm" svg:y="3.775cm" svg:viewBox="0 0 11 0" draw:points="11,0 0,0">
          <text:p/>
        </draw:polygon>
        <draw:line draw:style-name="gr8" draw:text-style-name="P6" draw:layer="layout" svg:x1="2.193cm" svg:y1="3.775cm" svg:x2="2.182cm" svg:y2="3.775cm">
          <text:p/>
        </draw:line>
        <draw:line draw:style-name="gr6" draw:text-style-name="P6" draw:layer="layout" svg:x1="2.193cm" svg:y1="3.528cm" svg:x2="5.129cm" svg:y2="3.528cm">
          <text:p/>
        </draw:line>
        <draw:polygon draw:style-name="gr7" draw:text-style-name="P7" draw:layer="layout" svg:width="0.01cm" svg:height="0cm" svg:x="2.182cm" svg:y="3.528cm" svg:viewBox="0 0 11 0" draw:points="11,0 0,0">
          <text:p/>
        </draw:polygon>
        <draw:line draw:style-name="gr8" draw:text-style-name="P6" draw:layer="layout" svg:x1="2.193cm" svg:y1="3.528cm" svg:x2="2.182cm" svg:y2="3.528cm">
          <text:p/>
        </draw:line>
        <draw:line draw:style-name="gr6" draw:text-style-name="P6" draw:layer="layout" svg:x1="2.193cm" svg:y1="3.28cm" svg:x2="5.129cm" svg:y2="3.28cm">
          <text:p/>
        </draw:line>
        <draw:polygon draw:style-name="gr7" draw:text-style-name="P7" draw:layer="layout" svg:width="0.01cm" svg:height="0cm" svg:x="2.182cm" svg:y="3.28cm" svg:viewBox="0 0 11 0" draw:points="11,0 0,0">
          <text:p/>
        </draw:polygon>
        <draw:line draw:style-name="gr8" draw:text-style-name="P6" draw:layer="layout" svg:x1="2.193cm" svg:y1="3.28cm" svg:x2="2.182cm" svg:y2="3.28cm">
          <text:p/>
        </draw:line>
        <draw:line draw:style-name="gr6" draw:text-style-name="P6" draw:layer="layout" svg:x1="2.193cm" svg:y1="3.034cm" svg:x2="5.129cm" svg:y2="3.034cm">
          <text:p/>
        </draw:line>
        <draw:polygon draw:style-name="gr7" draw:text-style-name="P7" draw:layer="layout" svg:width="0.01cm" svg:height="0cm" svg:x="2.182cm" svg:y="3.034cm" svg:viewBox="0 0 11 0" draw:points="11,0 0,0">
          <text:p/>
        </draw:polygon>
        <draw:line draw:style-name="gr8" draw:text-style-name="P6" draw:layer="layout" svg:x1="2.193cm" svg:y1="3.034cm" svg:x2="2.182cm" svg:y2="3.034cm">
          <text:p/>
        </draw:line>
        <draw:line draw:style-name="gr6" draw:text-style-name="P6" draw:layer="layout" svg:x1="2.193cm" svg:y1="2.786cm" svg:x2="5.129cm" svg:y2="2.786cm">
          <text:p/>
        </draw:line>
        <draw:polygon draw:style-name="gr7" draw:text-style-name="P7" draw:layer="layout" svg:width="0.01cm" svg:height="0cm" svg:x="2.182cm" svg:y="2.786cm" svg:viewBox="0 0 11 0" draw:points="11,0 0,0">
          <text:p/>
        </draw:polygon>
        <draw:line draw:style-name="gr8" draw:text-style-name="P6" draw:layer="layout" svg:x1="2.193cm" svg:y1="2.786cm" svg:x2="2.182cm" svg:y2="2.786cm">
          <text:p/>
        </draw:line>
        <draw:line draw:style-name="gr6" draw:text-style-name="P6" draw:layer="layout" svg:x1="2.193cm" svg:y1="2.539cm" svg:x2="5.129cm" svg:y2="2.539cm">
          <text:p/>
        </draw:line>
        <draw:polygon draw:style-name="gr7" draw:text-style-name="P7" draw:layer="layout" svg:width="0.01cm" svg:height="0cm" svg:x="2.182cm" svg:y="2.539cm" svg:viewBox="0 0 11 0" draw:points="11,0 0,0">
          <text:p/>
        </draw:polygon>
        <draw:line draw:style-name="gr8" draw:text-style-name="P6" draw:layer="layout" svg:x1="2.193cm" svg:y1="2.539cm" svg:x2="2.182cm" svg:y2="2.539cm">
          <text:p/>
        </draw:line>
        <draw:line draw:style-name="gr6" draw:text-style-name="P6" draw:layer="layout" svg:x1="2.193cm" svg:y1="2.293cm" svg:x2="5.129cm" svg:y2="2.293cm">
          <text:p/>
        </draw:line>
        <draw:polygon draw:style-name="gr7" draw:text-style-name="P7" draw:layer="layout" svg:width="0.01cm" svg:height="0cm" svg:x="2.182cm" svg:y="2.293cm" svg:viewBox="0 0 11 0" draw:points="11,0 0,0">
          <text:p/>
        </draw:polygon>
        <draw:line draw:style-name="gr8" draw:text-style-name="P6" draw:layer="layout" svg:x1="2.193cm" svg:y1="2.293cm" svg:x2="2.182cm" svg:y2="2.293cm">
          <text:p/>
        </draw:line>
        <draw:line draw:style-name="gr6" draw:text-style-name="P6" draw:layer="layout" svg:x1="2.193cm" svg:y1="2.045cm" svg:x2="5.129cm" svg:y2="2.045cm">
          <text:p/>
        </draw:line>
        <draw:polygon draw:style-name="gr7" draw:text-style-name="P7" draw:layer="layout" svg:width="0.01cm" svg:height="0cm" svg:x="2.182cm" svg:y="2.045cm" svg:viewBox="0 0 11 0" draw:points="11,0 0,0">
          <text:p/>
        </draw:polygon>
        <draw:line draw:style-name="gr8" draw:text-style-name="P6" draw:layer="layout" svg:x1="2.193cm" svg:y1="2.045cm" svg:x2="2.182cm" svg:y2="2.045cm">
          <text:p/>
        </draw:line>
        <draw:line draw:style-name="gr6" draw:text-style-name="P6" draw:layer="layout" svg:x1="2.193cm" svg:y1="1.798cm" svg:x2="5.129cm" svg:y2="1.798cm">
          <text:p/>
        </draw:line>
        <draw:polygon draw:style-name="gr7" draw:text-style-name="P7" draw:layer="layout" svg:width="0.01cm" svg:height="0cm" svg:x="2.182cm" svg:y="1.798cm" svg:viewBox="0 0 11 0" draw:points="11,0 0,0">
          <text:p/>
        </draw:polygon>
        <draw:line draw:style-name="gr8" draw:text-style-name="P6" draw:layer="layout" svg:x1="2.193cm" svg:y1="1.798cm" svg:x2="2.182cm" svg:y2="1.798cm">
          <text:p/>
        </draw:line>
        <draw:line draw:style-name="gr6" draw:text-style-name="P6" draw:layer="layout" svg:x1="2.193cm" svg:y1="1.551cm" svg:x2="5.129cm" svg:y2="1.551cm">
          <text:p/>
        </draw:line>
        <draw:polygon draw:style-name="gr7" draw:text-style-name="P7" draw:layer="layout" svg:width="0.01cm" svg:height="0cm" svg:x="2.182cm" svg:y="1.551cm" svg:viewBox="0 0 11 0" draw:points="11,0 0,0">
          <text:p/>
        </draw:polygon>
        <draw:line draw:style-name="gr8" draw:text-style-name="P6" draw:layer="layout" svg:x1="2.193cm" svg:y1="1.551cm" svg:x2="2.182cm" svg:y2="1.551cm">
          <text:p/>
        </draw:line>
        <draw:line draw:style-name="gr6" draw:text-style-name="P6" draw:layer="layout" svg:x1="2.193cm" svg:y1="1.304cm" svg:x2="5.129cm" svg:y2="1.304cm">
          <text:p/>
        </draw:line>
        <draw:polygon draw:style-name="gr7" draw:text-style-name="P7" draw:layer="layout" svg:width="0.01cm" svg:height="0cm" svg:x="2.182cm" svg:y="1.304cm" svg:viewBox="0 0 11 0" draw:points="11,0 0,0">
          <text:p/>
        </draw:polygon>
        <draw:line draw:style-name="gr8" draw:text-style-name="P6" draw:layer="layout" svg:x1="2.193cm" svg:y1="1.304cm" svg:x2="2.182cm" svg:y2="1.304cm">
          <text:p/>
        </draw:line>
        <draw:line draw:style-name="gr13" draw:text-style-name="P6" draw:layer="layout" svg:x1="2.193cm" svg:y1="5.304cm" svg:x2="2.193cm" svg:y2="1.01cm">
          <text:p/>
        </draw:line>
        <draw:line draw:style-name="gr13" draw:text-style-name="P6" draw:layer="layout" svg:x1="5.129cm" svg:y1="5.304cm" svg:x2="5.129cm" svg:y2="1.01cm">
          <text:p/>
        </draw:line>
        <draw:line draw:style-name="gr13" draw:text-style-name="P6" draw:layer="layout" svg:x1="2.193cm" svg:y1="5.304cm" svg:x2="5.129cm" svg:y2="5.304cm">
          <text:p/>
        </draw:line>
        <draw:line draw:style-name="gr13" draw:text-style-name="P6" draw:layer="layout" svg:x1="2.193cm" svg:y1="1.01cm" svg:x2="5.129cm" svg:y2="1.01cm">
          <text:p/>
        </draw:line>
        <draw:frame draw:style-name="gr14" draw:text-style-name="P9" draw:layer="layout" svg:width="0.988cm" svg:height="0.256cm" svg:x="1.193cm" svg:y="4.902cm">
          <draw:text-box>
            <text:p text:style-name="P8"><text:span text:style-name="T1">Interpreter</text:span></text:p>
          </draw:text-box>
        </draw:frame>
        <draw:frame draw:style-name="gr15" draw:text-style-name="P9" draw:layer="layout" svg:width="1.077cm" svg:height="0.256cm" svg:x="1.029cm" svg:y="4.656cm">
          <draw:text-box>
            <text:p text:style-name="P8"><text:span text:style-name="T1">QUANTIZE</text:span></text:p>
          </draw:text-box>
        </draw:frame>
        <draw:frame draw:style-name="gr16" draw:text-style-name="P10" draw:layer="layout" svg:width="1.534cm" svg:height="0.257cm" svg:x="0.603cm" svg:y="4.44cm">
          <draw:text-box>
            <text:p text:style-name="P8"><text:span text:style-name="T2">(1A) <text:s/>CONV_2D</text:span></text:p>
          </draw:text-box>
        </draw:frame>
        <draw:frame draw:style-name="gr17" draw:text-style-name="P10" draw:layer="layout" svg:width="1.535cm" svg:height="0.256cm" svg:x="0.603cm" svg:y="4.163cm">
          <draw:text-box>
            <text:p text:style-name="P8"><text:span text:style-name="T2">(2A) <text:s/>CONV_2D</text:span></text:p>
          </draw:text-box>
        </draw:frame>
        <draw:frame draw:style-name="gr18" draw:text-style-name="P9" draw:layer="layout" svg:width="1.556cm" svg:height="0.256cm" svg:x="0.584cm" svg:y="3.917cm">
          <draw:text-box>
            <text:p text:style-name="P8"><text:span text:style-name="T1">MAX_POOL_2D</text:span></text:p>
          </draw:text-box>
        </draw:frame>
        <draw:frame draw:style-name="gr19" draw:text-style-name="P10" draw:layer="layout" svg:width="1.535cm" svg:height="0.257cm" svg:x="0.603cm" svg:y="3.669cm">
          <draw:text-box>
            <text:p text:style-name="P8"><text:span text:style-name="T2">(3A) <text:s/>CONV_2D</text:span></text:p>
          </draw:text-box>
        </draw:frame>
        <draw:frame draw:style-name="gr18" draw:text-style-name="P9" draw:layer="layout" svg:width="1.556cm" svg:height="0.256cm" svg:x="0.583cm" svg:y="3.424cm">
          <draw:text-box>
            <text:p text:style-name="P8"><text:span text:style-name="T1">MAX_POOL_2D</text:span></text:p>
          </draw:text-box>
        </draw:frame>
        <draw:frame draw:style-name="gr20" draw:text-style-name="P9" draw:layer="layout" svg:width="0.472cm" svg:height="0.257cm" svg:x="1.635cm" svg:y="3.179cm">
          <draw:text-box>
            <text:p text:style-name="P8"><text:span text:style-name="T1">MUL</text:span></text:p>
          </draw:text-box>
        </draw:frame>
        <draw:frame draw:style-name="gr21" draw:text-style-name="P9" draw:layer="layout" svg:width="0.459cm" svg:height="0.256cm" svg:x="1.642cm" svg:y="2.933cm">
          <draw:text-box>
            <text:p text:style-name="P8"><text:span text:style-name="T1">ADD</text:span></text:p>
          </draw:text-box>
        </draw:frame>
        <draw:frame draw:style-name="gr22" draw:text-style-name="P10" draw:layer="layout" svg:width="1.534cm" svg:height="0.256cm" svg:x="0.603cm" svg:y="2.686cm">
          <draw:text-box>
            <text:p text:style-name="P8"><text:span text:style-name="T2">(4A) <text:s/>CONV_2D</text:span></text:p>
          </draw:text-box>
        </draw:frame>
        <draw:frame draw:style-name="gr18" draw:text-style-name="P9" draw:layer="layout" svg:width="1.556cm" svg:height="0.256cm" svg:x="0.583cm" svg:y="2.441cm">
          <draw:text-box>
            <text:p text:style-name="P8"><text:span text:style-name="T1">MAX_POOL_2D</text:span></text:p>
          </draw:text-box>
        </draw:frame>
        <draw:frame draw:style-name="gr23" draw:text-style-name="P9" draw:layer="layout" svg:width="1.005cm" svg:height="0.256cm" svg:x="1.16cm" svg:y="2.194cm">
          <draw:text-box>
            <text:p text:style-name="P8"><text:span text:style-name="T1">RESHAPE</text:span></text:p>
          </draw:text-box>
        </draw:frame>
        <draw:frame draw:style-name="gr24" draw:text-style-name="P9" draw:layer="layout" svg:width="2.119cm" svg:height="0.257cm" svg:x="0.025cm" svg:y="1.948cm">
          <draw:text-box>
            <text:p text:style-name="P8"><text:span text:style-name="T1">FULLY_CONNECTED</text:span></text:p>
          </draw:text-box>
        </draw:frame>
        <draw:frame draw:style-name="gr25" draw:text-style-name="P9" draw:layer="layout" svg:width="2.119cm" svg:height="0.256cm" svg:x="0.025cm" svg:y="1.703cm">
          <draw:text-box>
            <text:p text:style-name="P8"><text:span text:style-name="T1">FULLY_CONNECTED</text:span></text:p>
          </draw:text-box>
        </draw:frame>
        <draw:frame draw:style-name="gr26" draw:text-style-name="P9" draw:layer="layout" svg:width="1.026cm" svg:height="0.256cm" svg:x="1.082cm" svg:y="1.456cm">
          <draw:text-box>
            <text:p text:style-name="P8"><text:span text:style-name="T1">SOFTMAX</text:span></text:p>
          </draw:text-box>
        </draw:frame>
        <draw:frame draw:style-name="gr27" draw:text-style-name="P9" draw:layer="layout" svg:width="1.365cm" svg:height="0.256cm" svg:x="0.743cm" svg:y="1.211cm">
          <draw:text-box>
            <text:p text:style-name="P8"><text:span text:style-name="T1">DEQUANTIZE</text:span></text:p>
          </draw:text-box>
        </draw:frame>
        <draw:polygon draw:style-name="gr1" draw:text-style-name="P1" draw:layer="layout" svg:width="2.931cm" svg:height="4.301cm" svg:x="5.588cm" svg:y="1.005cm" svg:viewBox="0 0 2932 4302" draw:points="0,4302 2932,4302 2932,0 0,0">
          <text:p/>
        </draw:polygon>
        <draw:polygon draw:style-name="gr2" draw:text-style-name="P2" draw:layer="layout" svg:width="2.931cm" svg:height="0.198cm" svg:x="5.588cm" svg:y="4.912cm" svg:viewBox="0 0 2932 199" draw:points="0,199 2932,199 2932,0 0,0">
          <text:p/>
        </draw:polygon>
        <draw:polygon draw:style-name="gr3" draw:text-style-name="P3" draw:layer="layout" svg:width="0.002cm" svg:height="0.197cm" svg:x="5.588cm" svg:y="4.665cm" svg:viewBox="0 0 3 198" draw:points="0,198 3,198 3,0 0,0">
          <text:p/>
        </draw:polygon>
        <draw:polygon draw:style-name="gr28" draw:text-style-name="P11" draw:layer="layout" svg:width="0.223cm" svg:height="0.198cm" svg:x="5.591cm" svg:y="4.417cm" svg:viewBox="0 0 224 199" draw:points="0,199 224,199 224,0 0,0">
          <text:p/>
        </draw:polygon>
        <draw:polygon draw:style-name="gr28" draw:text-style-name="P11" draw:layer="layout" svg:width="1.205cm" svg:height="0.198cm" svg:x="5.816cm" svg:y="4.17cm" svg:viewBox="0 0 1206 199" draw:points="0,199 1206,199 1206,0 0,0">
          <text:p/>
        </draw:polygon>
        <draw:polygon draw:style-name="gr2" draw:text-style-name="P2" draw:layer="layout" svg:width="0.097cm" svg:height="0.197cm" svg:x="7.022cm" svg:y="3.923cm" svg:viewBox="0 0 98 198" draw:points="0,198 98,198 98,0 0,0">
          <text:p/>
        </draw:polygon>
        <draw:polygon draw:style-name="gr28" draw:text-style-name="P11" draw:layer="layout" svg:width="0.579cm" svg:height="0.198cm" svg:x="7.121cm" svg:y="3.675cm" svg:viewBox="0 0 580 199" draw:points="0,199 580,199 580,0 0,0">
          <text:p/>
        </draw:polygon>
        <draw:polygon draw:style-name="gr2" draw:text-style-name="P2" draw:layer="layout" svg:width="0.048cm" svg:height="0.197cm" svg:x="7.701cm" svg:y="3.428cm" svg:viewBox="0 0 49 198" draw:points="0,198 49,198 49,0 0,0">
          <text:p/>
        </draw:polygon>
        <draw:polygon draw:style-name="gr2" draw:text-style-name="P2" draw:layer="layout" svg:width="0.035cm" svg:height="0.198cm" svg:x="7.75cm" svg:y="3.18cm" svg:viewBox="0 0 36 199" draw:points="0,199 36,199 36,0 0,0">
          <text:p/>
        </draw:polygon>
        <draw:polygon draw:style-name="gr2" draw:text-style-name="P2" draw:layer="layout" svg:width="0.072cm" svg:height="0.198cm" svg:x="7.786cm" svg:y="2.933cm" svg:viewBox="0 0 73 199" draw:points="0,199 73,199 73,0 0,0">
          <text:p/>
        </draw:polygon>
        <draw:polygon draw:style-name="gr28" draw:text-style-name="P11" draw:layer="layout" svg:width="0.492cm" svg:height="0.197cm" svg:x="7.864cm" svg:y="2.686cm" svg:viewBox="0 0 493 198" draw:points="0,198 493,198 493,0 0,0">
          <text:p/>
        </draw:polygon>
        <draw:polygon draw:style-name="gr2" draw:text-style-name="P2" draw:layer="layout" svg:width="0.024cm" svg:height="0.198cm" svg:x="8.356cm" svg:y="2.438cm" svg:viewBox="0 0 25 199" draw:points="0,199 25,199 25,0 0,0">
          <text:p/>
        </draw:polygon>
        <draw:polygon draw:style-name="gr2" draw:text-style-name="P2" draw:layer="layout" svg:width="0cm" svg:height="0.197cm" svg:x="8.381cm" svg:y="2.191cm" svg:viewBox="0 0 1 198" draw:points="0,198 1,198 1,0 0,0">
          <text:p/>
        </draw:polygon>
        <draw:polygon draw:style-name="gr2" draw:text-style-name="P2" draw:layer="layout" svg:width="0.137cm" svg:height="0.198cm" svg:x="8.381cm" svg:y="1.943cm" svg:viewBox="0 0 138 199" draw:points="0,199 138,199 138,0 0,0">
          <text:p/>
        </draw:polygon>
        <draw:polygon draw:style-name="gr2" draw:text-style-name="P2" draw:layer="layout" svg:width="0cm" svg:height="0.198cm" svg:x="8.519cm" svg:y="1.696cm" svg:viewBox="0 0 0 199" draw:points="0,199 0,199 0,0 0,0">
          <text:p/>
        </draw:polygon>
        <draw:polygon draw:style-name="gr3" draw:text-style-name="P3" draw:layer="layout" svg:width="0cm" svg:height="0.197cm" svg:x="8.519cm" svg:y="1.448cm" svg:viewBox="0 0 1 198" draw:points="0,198 1,198 1,0 0,0">
          <text:p/>
        </draw:polygon>
        <draw:polygon draw:style-name="gr3" draw:text-style-name="P3" draw:layer="layout" svg:width="0cm" svg:height="0.197cm" svg:x="8.52cm" svg:y="1.201cm" svg:viewBox="0 0 0 198" draw:points="0,198 0,0">
          <text:p/>
        </draw:polygon>
        <draw:line draw:style-name="gr6" draw:text-style-name="P6" draw:layer="layout" svg:x1="5.994cm" svg:y1="5.306cm" svg:x2="5.994cm" svg:y2="1.005cm">
          <text:p/>
        </draw:line>
        <draw:polygon draw:style-name="gr7" draw:text-style-name="P7" draw:layer="layout" svg:width="0cm" svg:height="0.065cm" svg:x="5.994cm" svg:y="5.306cm" svg:viewBox="0 0 0 66" draw:points="0,0 0,66">
          <text:p/>
        </draw:polygon>
        <draw:line draw:style-name="gr8" draw:text-style-name="P6" draw:layer="layout" svg:x1="5.994cm" svg:y1="5.306cm" svg:x2="5.994cm" svg:y2="5.372cm">
          <text:p/>
        </draw:line>
        <draw:line draw:style-name="gr6" draw:text-style-name="P6" draw:layer="layout" svg:x1="6.4cm" svg:y1="5.306cm" svg:x2="6.4cm" svg:y2="1.005cm">
          <text:p/>
        </draw:line>
        <draw:polygon draw:style-name="gr7" draw:text-style-name="P7" draw:layer="layout" svg:width="0cm" svg:height="0.065cm" svg:x="6.4cm" svg:y="5.306cm" svg:viewBox="0 0 0 66" draw:points="0,0 0,66">
          <text:p/>
        </draw:polygon>
        <draw:line draw:style-name="gr8" draw:text-style-name="P6" draw:layer="layout" svg:x1="6.4cm" svg:y1="5.306cm" svg:x2="6.4cm" svg:y2="5.372cm">
          <text:p/>
        </draw:line>
        <draw:frame draw:style-name="gr29" draw:text-style-name="P9" draw:layer="layout" svg:width="0.298cm" svg:height="0.265cm" svg:x="5.803cm" svg:y="5.423cm">
          <draw:text-box>
            <text:p text:style-name="P8"><text:span text:style-name="T1">0.1</text:span></text:p>
          </draw:text-box>
        </draw:frame>
        <draw:line draw:style-name="gr6" draw:text-style-name="P6" draw:layer="layout" svg:x1="6.807cm" svg:y1="5.306cm" svg:x2="6.807cm" svg:y2="1.005cm">
          <text:p/>
        </draw:line>
        <draw:polygon draw:style-name="gr7" draw:text-style-name="P7" draw:layer="layout" svg:width="0cm" svg:height="0.065cm" svg:x="6.807cm" svg:y="5.306cm" svg:viewBox="0 0 0 66" draw:points="0,0 0,66">
          <text:p/>
        </draw:polygon>
        <draw:line draw:style-name="gr8" draw:text-style-name="P6" draw:layer="layout" svg:x1="6.807cm" svg:y1="5.306cm" svg:x2="6.807cm" svg:y2="5.372cm">
          <text:p/>
        </draw:line>
        <draw:frame draw:style-name="gr29" draw:text-style-name="P9" draw:layer="layout" svg:width="0.298cm" svg:height="0.265cm" svg:x="6.262cm" svg:y="5.423cm">
          <draw:text-box>
            <text:p text:style-name="P8"><text:span text:style-name="T1">0.2</text:span></text:p>
          </draw:text-box>
        </draw:frame>
        <draw:line draw:style-name="gr6" draw:text-style-name="P6" draw:layer="layout" svg:x1="7.213cm" svg:y1="5.306cm" svg:x2="7.213cm" svg:y2="1.005cm">
          <text:p/>
        </draw:line>
        <draw:polygon draw:style-name="gr7" draw:text-style-name="P7" draw:layer="layout" svg:width="0cm" svg:height="0.065cm" svg:x="7.213cm" svg:y="5.306cm" svg:viewBox="0 0 0 66" draw:points="0,0 0,66">
          <text:p/>
        </draw:polygon>
        <draw:line draw:style-name="gr8" draw:text-style-name="P6" draw:layer="layout" svg:x1="7.213cm" svg:y1="5.306cm" svg:x2="7.213cm" svg:y2="5.372cm">
          <text:p/>
        </draw:line>
        <draw:frame draw:style-name="gr29" draw:text-style-name="P9" draw:layer="layout" svg:width="0.298cm" svg:height="0.265cm" svg:x="6.692cm" svg:y="5.423cm">
          <draw:text-box>
            <text:p text:style-name="P8"><text:span text:style-name="T1">0.3</text:span></text:p>
          </draw:text-box>
        </draw:frame>
        <draw:line draw:style-name="gr6" draw:text-style-name="P6" draw:layer="layout" svg:x1="7.619cm" svg:y1="5.306cm" svg:x2="7.619cm" svg:y2="1.005cm">
          <text:p/>
        </draw:line>
        <draw:polygon draw:style-name="gr7" draw:text-style-name="P7" draw:layer="layout" svg:width="0cm" svg:height="0.065cm" svg:x="7.619cm" svg:y="5.306cm" svg:viewBox="0 0 0 66" draw:points="0,0 0,66">
          <text:p/>
        </draw:polygon>
        <draw:line draw:style-name="gr8" draw:text-style-name="P6" draw:layer="layout" svg:x1="7.619cm" svg:y1="5.306cm" svg:x2="7.619cm" svg:y2="5.372cm">
          <text:p/>
        </draw:line>
        <draw:frame draw:style-name="gr29" draw:text-style-name="P9" draw:layer="layout" svg:width="0.298cm" svg:height="0.265cm" svg:x="7.098cm" svg:y="5.423cm">
          <draw:text-box>
            <text:p text:style-name="P8"><text:span text:style-name="T1">0.4</text:span></text:p>
          </draw:text-box>
        </draw:frame>
        <draw:line draw:style-name="gr6" draw:text-style-name="P6" draw:layer="layout" svg:x1="8.025cm" svg:y1="5.306cm" svg:x2="8.025cm" svg:y2="1.005cm">
          <text:p/>
        </draw:line>
        <draw:polygon draw:style-name="gr7" draw:text-style-name="P7" draw:layer="layout" svg:width="0cm" svg:height="0.065cm" svg:x="8.025cm" svg:y="5.306cm" svg:viewBox="0 0 0 66" draw:points="0,0 0,66">
          <text:p/>
        </draw:polygon>
        <draw:line draw:style-name="gr8" draw:text-style-name="P6" draw:layer="layout" svg:x1="8.025cm" svg:y1="5.306cm" svg:x2="8.025cm" svg:y2="5.372cm">
          <text:p/>
        </draw:line>
        <draw:frame draw:style-name="gr29" draw:text-style-name="P9" draw:layer="layout" svg:width="0.298cm" svg:height="0.265cm" svg:x="7.505cm" svg:y="5.423cm">
          <draw:text-box>
            <text:p text:style-name="P8"><text:span text:style-name="T1">0.5</text:span></text:p>
          </draw:text-box>
        </draw:frame>
        <draw:line draw:style-name="gr6" draw:text-style-name="P6" draw:layer="layout" svg:x1="8.431cm" svg:y1="5.306cm" svg:x2="8.431cm" svg:y2="1.005cm">
          <text:p/>
        </draw:line>
        <draw:polygon draw:style-name="gr7" draw:text-style-name="P7" draw:layer="layout" svg:width="0cm" svg:height="0.065cm" svg:x="8.431cm" svg:y="5.306cm" svg:viewBox="0 0 0 66" draw:points="0,0 0,66">
          <text:p/>
        </draw:polygon>
        <draw:line draw:style-name="gr8" draw:text-style-name="P6" draw:layer="layout" svg:x1="8.431cm" svg:y1="5.306cm" svg:x2="8.431cm" svg:y2="5.372cm">
          <text:p/>
        </draw:line>
        <draw:frame draw:style-name="gr29" draw:text-style-name="P9" draw:layer="layout" svg:width="0.298cm" svg:height="0.265cm" svg:x="7.91cm" svg:y="5.423cm">
          <draw:text-box>
            <text:p text:style-name="P8"><text:span text:style-name="T1">0.6</text:span></text:p>
          </draw:text-box>
        </draw:frame>
        <draw:frame draw:style-name="gr30" draw:text-style-name="P9" draw:layer="layout" svg:width="0.404cm" svg:height="0.265cm" svg:x="8.316cm" svg:y="5.423cm">
          <draw:text-box>
            <text:p text:style-name="P8"><text:span text:style-name="T1">0.7</text:span></text:p>
          </draw:text-box>
        </draw:frame>
        <draw:line draw:style-name="gr6" draw:text-style-name="P6" draw:layer="layout" svg:x1="5.588cm" svg:y1="5.012cm" svg:x2="8.52cm" svg:y2="5.012cm">
          <text:p/>
        </draw:line>
        <draw:polygon draw:style-name="gr7" draw:text-style-name="P7" draw:layer="layout" svg:width="0.01cm" svg:height="0cm" svg:x="5.577cm" svg:y="5.012cm" svg:viewBox="0 0 11 0" draw:points="11,0 0,0">
          <text:p/>
        </draw:polygon>
        <draw:line draw:style-name="gr8" draw:text-style-name="P6" draw:layer="layout" svg:x1="5.588cm" svg:y1="5.012cm" svg:x2="5.577cm" svg:y2="5.012cm">
          <text:p/>
        </draw:line>
        <draw:line draw:style-name="gr6" draw:text-style-name="P6" draw:layer="layout" svg:x1="5.588cm" svg:y1="4.764cm" svg:x2="8.52cm" svg:y2="4.764cm">
          <text:p/>
        </draw:line>
        <draw:polygon draw:style-name="gr7" draw:text-style-name="P7" draw:layer="layout" svg:width="0.01cm" svg:height="0cm" svg:x="5.577cm" svg:y="4.764cm" svg:viewBox="0 0 11 0" draw:points="11,0 0,0">
          <text:p/>
        </draw:polygon>
        <draw:line draw:style-name="gr8" draw:text-style-name="P6" draw:layer="layout" svg:x1="5.588cm" svg:y1="4.764cm" svg:x2="5.577cm" svg:y2="4.764cm">
          <text:p/>
        </draw:line>
        <draw:line draw:style-name="gr6" draw:text-style-name="P6" draw:layer="layout" svg:x1="5.588cm" svg:y1="4.517cm" svg:x2="8.52cm" svg:y2="4.517cm">
          <text:p/>
        </draw:line>
        <draw:polygon draw:style-name="gr7" draw:text-style-name="P7" draw:layer="layout" svg:width="0.01cm" svg:height="0cm" svg:x="5.577cm" svg:y="4.517cm" svg:viewBox="0 0 11 0" draw:points="11,0 0,0">
          <text:p/>
        </draw:polygon>
        <draw:line draw:style-name="gr8" draw:text-style-name="P6" draw:layer="layout" svg:x1="5.588cm" svg:y1="4.517cm" svg:x2="5.577cm" svg:y2="4.517cm">
          <text:p/>
        </draw:line>
        <draw:line draw:style-name="gr6" draw:text-style-name="P6" draw:layer="layout" svg:x1="5.588cm" svg:y1="4.269cm" svg:x2="8.52cm" svg:y2="4.269cm">
          <text:p/>
        </draw:line>
        <draw:polygon draw:style-name="gr7" draw:text-style-name="P7" draw:layer="layout" svg:width="0.01cm" svg:height="0cm" svg:x="5.577cm" svg:y="4.269cm" svg:viewBox="0 0 11 0" draw:points="11,0 0,0">
          <text:p/>
        </draw:polygon>
        <draw:line draw:style-name="gr8" draw:text-style-name="P6" draw:layer="layout" svg:x1="5.588cm" svg:y1="4.269cm" svg:x2="5.577cm" svg:y2="4.269cm">
          <text:p/>
        </draw:line>
        <draw:line draw:style-name="gr6" draw:text-style-name="P6" draw:layer="layout" svg:x1="5.588cm" svg:y1="4.021cm" svg:x2="8.52cm" svg:y2="4.021cm">
          <text:p/>
        </draw:line>
        <draw:polygon draw:style-name="gr7" draw:text-style-name="P7" draw:layer="layout" svg:width="0.01cm" svg:height="0cm" svg:x="5.577cm" svg:y="4.021cm" svg:viewBox="0 0 11 0" draw:points="11,0 0,0">
          <text:p/>
        </draw:polygon>
        <draw:line draw:style-name="gr8" draw:text-style-name="P6" draw:layer="layout" svg:x1="5.588cm" svg:y1="4.021cm" svg:x2="5.577cm" svg:y2="4.021cm">
          <text:p/>
        </draw:line>
        <draw:line draw:style-name="gr6" draw:text-style-name="P6" draw:layer="layout" svg:x1="5.588cm" svg:y1="3.774cm" svg:x2="8.52cm" svg:y2="3.774cm">
          <text:p/>
        </draw:line>
        <draw:polygon draw:style-name="gr7" draw:text-style-name="P7" draw:layer="layout" svg:width="0.01cm" svg:height="0cm" svg:x="5.577cm" svg:y="3.774cm" svg:viewBox="0 0 11 0" draw:points="11,0 0,0">
          <text:p/>
        </draw:polygon>
        <draw:line draw:style-name="gr8" draw:text-style-name="P6" draw:layer="layout" svg:x1="5.588cm" svg:y1="3.774cm" svg:x2="5.577cm" svg:y2="3.774cm">
          <text:p/>
        </draw:line>
        <draw:line draw:style-name="gr6" draw:text-style-name="P6" draw:layer="layout" svg:x1="5.588cm" svg:y1="3.527cm" svg:x2="8.52cm" svg:y2="3.527cm">
          <text:p/>
        </draw:line>
        <draw:polygon draw:style-name="gr7" draw:text-style-name="P7" draw:layer="layout" svg:width="0.01cm" svg:height="0cm" svg:x="5.577cm" svg:y="3.527cm" svg:viewBox="0 0 11 0" draw:points="11,0 0,0">
          <text:p/>
        </draw:polygon>
        <draw:line draw:style-name="gr8" draw:text-style-name="P6" draw:layer="layout" svg:x1="5.588cm" svg:y1="3.527cm" svg:x2="5.577cm" svg:y2="3.527cm">
          <text:p/>
        </draw:line>
        <draw:line draw:style-name="gr6" draw:text-style-name="P6" draw:layer="layout" svg:x1="5.588cm" svg:y1="3.279cm" svg:x2="8.52cm" svg:y2="3.279cm">
          <text:p/>
        </draw:line>
        <draw:polygon draw:style-name="gr7" draw:text-style-name="P7" draw:layer="layout" svg:width="0.01cm" svg:height="0cm" svg:x="5.577cm" svg:y="3.279cm" svg:viewBox="0 0 11 0" draw:points="11,0 0,0">
          <text:p/>
        </draw:polygon>
        <draw:line draw:style-name="gr8" draw:text-style-name="P6" draw:layer="layout" svg:x1="5.588cm" svg:y1="3.279cm" svg:x2="5.577cm" svg:y2="3.279cm">
          <text:p/>
        </draw:line>
        <draw:line draw:style-name="gr6" draw:text-style-name="P6" draw:layer="layout" svg:x1="5.588cm" svg:y1="3.032cm" svg:x2="8.52cm" svg:y2="3.032cm">
          <text:p/>
        </draw:line>
        <draw:polygon draw:style-name="gr7" draw:text-style-name="P7" draw:layer="layout" svg:width="0.01cm" svg:height="0cm" svg:x="5.577cm" svg:y="3.032cm" svg:viewBox="0 0 11 0" draw:points="11,0 0,0">
          <text:p/>
        </draw:polygon>
        <draw:line draw:style-name="gr8" draw:text-style-name="P6" draw:layer="layout" svg:x1="5.588cm" svg:y1="3.032cm" svg:x2="5.577cm" svg:y2="3.032cm">
          <text:p/>
        </draw:line>
        <draw:line draw:style-name="gr6" draw:text-style-name="P6" draw:layer="layout" svg:x1="5.588cm" svg:y1="2.784cm" svg:x2="8.52cm" svg:y2="2.784cm">
          <text:p/>
        </draw:line>
        <draw:polygon draw:style-name="gr7" draw:text-style-name="P7" draw:layer="layout" svg:width="0.01cm" svg:height="0cm" svg:x="5.577cm" svg:y="2.784cm" svg:viewBox="0 0 11 0" draw:points="11,0 0,0">
          <text:p/>
        </draw:polygon>
        <draw:line draw:style-name="gr8" draw:text-style-name="P6" draw:layer="layout" svg:x1="5.588cm" svg:y1="2.784cm" svg:x2="5.577cm" svg:y2="2.784cm">
          <text:p/>
        </draw:line>
        <draw:line draw:style-name="gr6" draw:text-style-name="P6" draw:layer="layout" svg:x1="5.588cm" svg:y1="2.537cm" svg:x2="8.52cm" svg:y2="2.537cm">
          <text:p/>
        </draw:line>
        <draw:polygon draw:style-name="gr7" draw:text-style-name="P7" draw:layer="layout" svg:width="0.01cm" svg:height="0cm" svg:x="5.577cm" svg:y="2.537cm" svg:viewBox="0 0 11 0" draw:points="11,0 0,0">
          <text:p/>
        </draw:polygon>
        <draw:line draw:style-name="gr8" draw:text-style-name="P6" draw:layer="layout" svg:x1="5.588cm" svg:y1="2.537cm" svg:x2="5.577cm" svg:y2="2.537cm">
          <text:p/>
        </draw:line>
        <draw:line draw:style-name="gr6" draw:text-style-name="P6" draw:layer="layout" svg:x1="5.588cm" svg:y1="2.29cm" svg:x2="8.52cm" svg:y2="2.29cm">
          <text:p/>
        </draw:line>
        <draw:polygon draw:style-name="gr7" draw:text-style-name="P7" draw:layer="layout" svg:width="0.01cm" svg:height="0cm" svg:x="5.577cm" svg:y="2.29cm" svg:viewBox="0 0 11 0" draw:points="11,0 0,0">
          <text:p/>
        </draw:polygon>
        <draw:line draw:style-name="gr8" draw:text-style-name="P6" draw:layer="layout" svg:x1="5.588cm" svg:y1="2.29cm" svg:x2="5.577cm" svg:y2="2.29cm">
          <text:p/>
        </draw:line>
        <draw:line draw:style-name="gr6" draw:text-style-name="P6" draw:layer="layout" svg:x1="5.588cm" svg:y1="2.042cm" svg:x2="8.52cm" svg:y2="2.042cm">
          <text:p/>
        </draw:line>
        <draw:polygon draw:style-name="gr7" draw:text-style-name="P7" draw:layer="layout" svg:width="0.01cm" svg:height="0cm" svg:x="5.577cm" svg:y="2.042cm" svg:viewBox="0 0 11 0" draw:points="11,0 0,0">
          <text:p/>
        </draw:polygon>
        <draw:line draw:style-name="gr8" draw:text-style-name="P6" draw:layer="layout" svg:x1="5.588cm" svg:y1="2.042cm" svg:x2="5.577cm" svg:y2="2.042cm">
          <text:p/>
        </draw:line>
        <draw:line draw:style-name="gr6" draw:text-style-name="P6" draw:layer="layout" svg:x1="5.588cm" svg:y1="1.795cm" svg:x2="8.52cm" svg:y2="1.795cm">
          <text:p/>
        </draw:line>
        <draw:polygon draw:style-name="gr7" draw:text-style-name="P7" draw:layer="layout" svg:width="0.01cm" svg:height="0cm" svg:x="5.577cm" svg:y="1.795cm" svg:viewBox="0 0 11 0" draw:points="11,0 0,0">
          <text:p/>
        </draw:polygon>
        <draw:line draw:style-name="gr8" draw:text-style-name="P6" draw:layer="layout" svg:x1="5.588cm" svg:y1="1.795cm" svg:x2="5.577cm" svg:y2="1.795cm">
          <text:p/>
        </draw:line>
        <draw:line draw:style-name="gr6" draw:text-style-name="P6" draw:layer="layout" svg:x1="5.588cm" svg:y1="1.547cm" svg:x2="8.52cm" svg:y2="1.547cm">
          <text:p/>
        </draw:line>
        <draw:polygon draw:style-name="gr7" draw:text-style-name="P7" draw:layer="layout" svg:width="0.01cm" svg:height="0cm" svg:x="5.577cm" svg:y="1.547cm" svg:viewBox="0 0 11 0" draw:points="11,0 0,0">
          <text:p/>
        </draw:polygon>
        <draw:line draw:style-name="gr8" draw:text-style-name="P6" draw:layer="layout" svg:x1="5.588cm" svg:y1="1.547cm" svg:x2="5.577cm" svg:y2="1.547cm">
          <text:p/>
        </draw:line>
        <draw:line draw:style-name="gr6" draw:text-style-name="P6" draw:layer="layout" svg:x1="5.588cm" svg:y1="1.3cm" svg:x2="8.52cm" svg:y2="1.3cm">
          <text:p/>
        </draw:line>
        <draw:polygon draw:style-name="gr7" draw:text-style-name="P7" draw:layer="layout" svg:width="0.01cm" svg:height="0cm" svg:x="5.577cm" svg:y="1.3cm" svg:viewBox="0 0 11 0" draw:points="11,0 0,0">
          <text:p/>
        </draw:polygon>
        <draw:line draw:style-name="gr8" draw:text-style-name="P6" draw:layer="layout" svg:x1="5.588cm" svg:y1="1.3cm" svg:x2="5.577cm" svg:y2="1.3cm">
          <text:p/>
        </draw:line>
        <draw:line draw:style-name="gr13" draw:text-style-name="P6" draw:layer="layout" svg:x1="5.588cm" svg:y1="5.306cm" svg:x2="5.588cm" svg:y2="1.005cm">
          <text:p/>
        </draw:line>
        <draw:line draw:style-name="gr13" draw:text-style-name="P6" draw:layer="layout" svg:x1="8.52cm" svg:y1="5.306cm" svg:x2="8.52cm" svg:y2="1.005cm">
          <text:p/>
        </draw:line>
        <draw:line draw:style-name="gr13" draw:text-style-name="P6" draw:layer="layout" svg:x1="5.588cm" svg:y1="5.306cm" svg:x2="8.52cm" svg:y2="5.306cm">
          <text:p/>
        </draw:line>
        <draw:line draw:style-name="gr13" draw:text-style-name="P6" draw:layer="layout" svg:x1="5.588cm" svg:y1="1.005cm" svg:x2="8.52cm" svg:y2="1.005cm">
          <text:p/>
        </draw:line>
        <draw:polygon draw:style-name="gr3" draw:text-style-name="P3" draw:layer="layout" svg:width="0cm" svg:height="0.196cm" svg:x="5.594cm" svg:y="4.632cm" svg:viewBox="0 0 0 197" draw:points="0,197 0,197 0,0 0,0">
          <text:p/>
        </draw:polygon>
        <draw:polygon draw:style-name="gr7" draw:text-style-name="P7" draw:layer="layout" svg:width="0.01cm" svg:height="0cm" svg:x="5.583cm" svg:y="4.978cm" svg:viewBox="0 0 11 0" draw:points="11,0 0,0">
          <text:p/>
        </draw:polygon>
        <draw:line draw:style-name="gr8" draw:text-style-name="P6" draw:layer="layout" svg:x1="5.594cm" svg:y1="4.978cm" svg:x2="5.583cm" svg:y2="4.978cm">
          <text:p/>
        </draw:line>
        <draw:polygon draw:style-name="gr7" draw:text-style-name="P7" draw:layer="layout" svg:width="0.01cm" svg:height="0cm" svg:x="5.583cm" svg:y="4.731cm" svg:viewBox="0 0 11 0" draw:points="11,0 0,0">
          <text:p/>
        </draw:polygon>
        <draw:line draw:style-name="gr8" draw:text-style-name="P6" draw:layer="layout" svg:x1="5.594cm" svg:y1="4.731cm" svg:x2="5.583cm" svg:y2="4.731cm">
          <text:p/>
        </draw:line>
        <draw:polygon draw:style-name="gr7" draw:text-style-name="P7" draw:layer="layout" svg:width="0.01cm" svg:height="0cm" svg:x="5.583cm" svg:y="4.484cm" svg:viewBox="0 0 11 0" draw:points="11,0 0,0">
          <text:p/>
        </draw:polygon>
        <draw:line draw:style-name="gr8" draw:text-style-name="P6" draw:layer="layout" svg:x1="5.594cm" svg:y1="4.484cm" svg:x2="5.583cm" svg:y2="4.484cm">
          <text:p/>
        </draw:line>
        <draw:polygon draw:style-name="gr7" draw:text-style-name="P7" draw:layer="layout" svg:width="0.01cm" svg:height="0cm" svg:x="5.583cm" svg:y="4.237cm" svg:viewBox="0 0 11 0" draw:points="11,0 0,0">
          <text:p/>
        </draw:polygon>
        <draw:line draw:style-name="gr8" draw:text-style-name="P6" draw:layer="layout" svg:x1="5.594cm" svg:y1="4.237cm" svg:x2="5.583cm" svg:y2="4.237cm">
          <text:p/>
        </draw:line>
        <draw:polygon draw:style-name="gr7" draw:text-style-name="P7" draw:layer="layout" svg:width="0.01cm" svg:height="0cm" svg:x="5.583cm" svg:y="3.989cm" svg:viewBox="0 0 11 0" draw:points="11,0 0,0">
          <text:p/>
        </draw:polygon>
        <draw:line draw:style-name="gr8" draw:text-style-name="P6" draw:layer="layout" svg:x1="5.594cm" svg:y1="3.989cm" svg:x2="5.583cm" svg:y2="3.989cm">
          <text:p/>
        </draw:line>
        <draw:polygon draw:style-name="gr7" draw:text-style-name="P7" draw:layer="layout" svg:width="0.01cm" svg:height="0cm" svg:x="5.583cm" svg:y="3.743cm" svg:viewBox="0 0 11 0" draw:points="11,0 0,0">
          <text:p/>
        </draw:polygon>
        <draw:line draw:style-name="gr8" draw:text-style-name="P6" draw:layer="layout" svg:x1="5.594cm" svg:y1="3.743cm" svg:x2="5.583cm" svg:y2="3.743cm">
          <text:p/>
        </draw:line>
        <draw:polygon draw:style-name="gr7" draw:text-style-name="P7" draw:layer="layout" svg:width="0.01cm" svg:height="0cm" svg:x="5.583cm" svg:y="3.496cm" svg:viewBox="0 0 11 0" draw:points="11,0 0,0">
          <text:p/>
        </draw:polygon>
        <draw:line draw:style-name="gr8" draw:text-style-name="P6" draw:layer="layout" svg:x1="5.594cm" svg:y1="3.496cm" svg:x2="5.583cm" svg:y2="3.496cm">
          <text:p/>
        </draw:line>
        <draw:polygon draw:style-name="gr7" draw:text-style-name="P7" draw:layer="layout" svg:width="0.01cm" svg:height="0cm" svg:x="5.583cm" svg:y="3.248cm" svg:viewBox="0 0 11 0" draw:points="11,0 0,0">
          <text:p/>
        </draw:polygon>
        <draw:line draw:style-name="gr8" draw:text-style-name="P6" draw:layer="layout" svg:x1="5.594cm" svg:y1="3.248cm" svg:x2="5.583cm" svg:y2="3.248cm">
          <text:p/>
        </draw:line>
        <draw:polygon draw:style-name="gr7" draw:text-style-name="P7" draw:layer="layout" svg:width="0.01cm" svg:height="0cm" svg:x="5.583cm" svg:y="3.002cm" svg:viewBox="0 0 11 0" draw:points="11,0 0,0">
          <text:p/>
        </draw:polygon>
        <draw:line draw:style-name="gr8" draw:text-style-name="P6" draw:layer="layout" svg:x1="5.594cm" svg:y1="3.002cm" svg:x2="5.583cm" svg:y2="3.002cm">
          <text:p/>
        </draw:line>
        <draw:polygon draw:style-name="gr7" draw:text-style-name="P7" draw:layer="layout" svg:width="0.01cm" svg:height="0cm" svg:x="5.583cm" svg:y="2.754cm" svg:viewBox="0 0 11 0" draw:points="11,0 0,0">
          <text:p/>
        </draw:polygon>
        <draw:line draw:style-name="gr8" draw:text-style-name="P6" draw:layer="layout" svg:x1="5.594cm" svg:y1="2.754cm" svg:x2="5.583cm" svg:y2="2.754cm">
          <text:p/>
        </draw:line>
        <draw:polygon draw:style-name="gr7" draw:text-style-name="P7" draw:layer="layout" svg:width="0.01cm" svg:height="0cm" svg:x="5.583cm" svg:y="2.507cm" svg:viewBox="0 0 11 0" draw:points="11,0 0,0">
          <text:p/>
        </draw:polygon>
        <draw:line draw:style-name="gr8" draw:text-style-name="P6" draw:layer="layout" svg:x1="5.594cm" svg:y1="2.507cm" svg:x2="5.583cm" svg:y2="2.507cm">
          <text:p/>
        </draw:line>
        <draw:polygon draw:style-name="gr7" draw:text-style-name="P7" draw:layer="layout" svg:width="0.01cm" svg:height="0cm" svg:x="5.583cm" svg:y="2.261cm" svg:viewBox="0 0 11 0" draw:points="11,0 0,0">
          <text:p/>
        </draw:polygon>
        <draw:line draw:style-name="gr8" draw:text-style-name="P6" draw:layer="layout" svg:x1="5.594cm" svg:y1="2.261cm" svg:x2="5.583cm" svg:y2="2.261cm">
          <text:p/>
        </draw:line>
        <draw:polygon draw:style-name="gr7" draw:text-style-name="P7" draw:layer="layout" svg:width="0.01cm" svg:height="0cm" svg:x="5.583cm" svg:y="2.013cm" svg:viewBox="0 0 11 0" draw:points="11,0 0,0">
          <text:p/>
        </draw:polygon>
        <draw:line draw:style-name="gr8" draw:text-style-name="P6" draw:layer="layout" svg:x1="5.594cm" svg:y1="2.013cm" svg:x2="5.583cm" svg:y2="2.013cm">
          <text:p/>
        </draw:line>
        <draw:polygon draw:style-name="gr7" draw:text-style-name="P7" draw:layer="layout" svg:width="0.01cm" svg:height="0cm" svg:x="5.583cm" svg:y="1.766cm" svg:viewBox="0 0 11 0" draw:points="11,0 0,0">
          <text:p/>
        </draw:polygon>
        <draw:line draw:style-name="gr8" draw:text-style-name="P6" draw:layer="layout" svg:x1="5.594cm" svg:y1="1.766cm" svg:x2="5.583cm" svg:y2="1.766cm">
          <text:p/>
        </draw:line>
        <draw:polygon draw:style-name="gr7" draw:text-style-name="P7" draw:layer="layout" svg:width="0.01cm" svg:height="0cm" svg:x="5.583cm" svg:y="1.519cm" svg:viewBox="0 0 11 0" draw:points="11,0 0,0">
          <text:p/>
        </draw:polygon>
        <draw:line draw:style-name="gr8" draw:text-style-name="P6" draw:layer="layout" svg:x1="5.594cm" svg:y1="1.519cm" svg:x2="5.583cm" svg:y2="1.519cm">
          <text:p/>
        </draw:line>
        <draw:polygon draw:style-name="gr7" draw:text-style-name="P7" draw:layer="layout" svg:width="0.01cm" svg:height="0cm" svg:x="5.583cm" svg:y="1.272cm" svg:viewBox="0 0 11 0" draw:points="11,0 0,0">
          <text:p/>
        </draw:polygon>
        <draw:line draw:style-name="gr8" draw:text-style-name="P6" draw:layer="layout" svg:x1="5.594cm" svg:y1="1.272cm" svg:x2="5.583cm" svg:y2="1.272cm">
          <text:p/>
        </draw:line>
        <draw:frame draw:style-name="gr31" draw:text-style-name="P13" draw:layer="layout" svg:width="2.318cm" svg:height="0.319cm" svg:x="0.006cm" svg:y="0.66cm">
          <draw:text-box>
            <text:p text:style-name="P12"><text:span text:style-name="T3">Tensor operation</text:span></text:p>
          </draw:text-box>
        </draw:frame>
        <draw:frame draw:style-name="gr32" draw:text-style-name="P14" draw:layer="layout" svg:width="0.807cm" svg:height="0.319cm" svg:x="3.214cm" svg:y="0.362cm">
          <draw:text-box>
            <text:p text:style-name="P8"><text:span text:style-name="T4">CPU</text:span></text:p>
          </draw:text-box>
        </draw:frame>
        <draw:frame draw:style-name="gr33" draw:text-style-name="P15" draw:layer="layout" svg:width="5.582cm" svg:height="0.319cm" svg:x="0.092cm" svg:y="-0.042cm">
          <draw:text-box>
            <text:p text:style-name="P8"><text:span text:style-name="T5">Model A (fixed-point)</text:span></text:p>
          </draw:text-box>
        </draw:frame>
        <draw:frame draw:style-name="gr34" draw:text-style-name="P17" draw:layer="layout" svg:width="1.463cm" svg:height="0.627cm" svg:x="6.27cm" svg:y="0.231cm">
          <draw:text-box>
            <text:p text:style-name="P16"><text:span text:style-name="T4">CPU + TP</text:span></text:p>
            <text:p text:style-name="P16"><text:span text:style-name="T4">(fixed-point)</text:span></text:p>
          </draw:text-box>
        </draw:frame>
        <draw:frame draw:style-name="gr35" draw:text-style-name="P9" draw:layer="layout" svg:width="0.185cm" svg:height="0.265cm" svg:x="5.521cm" svg:y="5.424cm">
          <draw:text-box>
            <text:p text:style-name="P8"><text:span text:style-name="T1">0</text:span></text:p>
          </draw:text-box>
        </draw:frame>
        <draw:line draw:style-name="gr8" draw:text-style-name="P6" draw:layer="layout" svg:x1="5.586cm" svg:y1="5.306cm" svg:x2="5.586cm" svg:y2="5.372cm">
          <text:p/>
        </draw:line>
        <draw:frame draw:style-name="gr35" draw:text-style-name="P9" draw:layer="layout" svg:width="0.185cm" svg:height="0.265cm" svg:x="2.128cm" svg:y="5.42cm">
          <draw:text-box>
            <text:p text:style-name="P8"><text:span text:style-name="T1">0</text:span></text:p>
          </draw:text-box>
        </draw:frame>
        <draw:line draw:style-name="gr8" draw:text-style-name="P6" draw:layer="layout" svg:x1="2.193cm" svg:y1="5.302cm" svg:x2="2.193cm" svg:y2="5.368cm">
          <text:p/>
        </draw:line>
        <draw:frame draw:style-name="gr36" draw:text-style-name="P19" draw:layer="layout" svg:width="1.125cm" svg:height="0.314cm" svg:x="4.885cm" svg:y="5.784cm">
          <draw:text-box>
            <text:p text:style-name="P18"><text:span text:style-name="T6">Time (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stroke-dash18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6.0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09-23T18:24:19.314117609</dc:date>
    <meta:editing-duration>PT6H58M43S</meta:editing-duration>
    <meta:editing-cycles>69</meta:editing-cycles>
    <meta:document-statistic meta:object-count="244"/>
  </office:meta>
</office:document-meta>
</file>